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3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style:text-properties fo:color="#ffffff" style:font-name="Segoe UI" fo:font-size="26pt" fo:text-shadow="1pt 1pt" style:font-size-asian="26pt" style:font-size-complex="26pt"/>
    </style:style>
    <style:style style:name="P5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6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8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11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normal" style:font-name-asian="Segoe UI1" style:font-size-asian="10pt" style:font-weight-asian="normal" style:font-name-complex="Segoe UI1" style:font-size-complex="10pt" style:font-weight-complex="normal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13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14" style:family="paragraph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15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font-weight="normal" style:font-name-asian="Segoe UI1" style:font-size-asian="10pt" style:font-weight-asian="normal" style:font-name-complex="Segoe UI1" style:font-size-complex="10pt" style:font-weight-complex="normal"/>
    </style:style>
    <style:style style:name="P16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26pt" fo:font-weight="normal" style:font-name-asian="Segoe UI1" style:font-size-asian="8.5pt" style:font-weight-asian="normal" style:font-name-complex="Segoe UI1" style:font-size-complex="8.5pt" style:font-weight-complex="normal"/>
    </style:style>
    <style:style style:name="P17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26pt" fo:font-weight="normal" style:font-name-asian="Segoe UI1" style:font-size-asian="8.5pt" style:font-weight-asian="normal" style:font-name-complex="Segoe UI1" style:font-size-complex="8.5pt" style:font-weight-complex="normal"/>
    </style:style>
    <style:style style:name="P18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text-shadow="1pt 1pt" fo:font-weight="normal" style:font-name-asian="Segoe UI1" style:font-size-asian="10pt" style:font-weight-asian="normal" style:font-name-complex="Segoe UI1" style:font-size-complex="10pt" style:font-weight-complex="normal"/>
    </style:style>
    <style:style style:name="P19" style:family="paragraph">
      <style:paragraph-properties fo:margin-left="0.635cm" fo:margin-right="0cm" fo:margin-top="0cm" fo:margin-bottom="0cm" fo:text-indent="-0.635cm" style:text-autospace="none"/>
      <style:text-properties fo:color="#000000" style:font-name="Segoe UI1" fo:font-size="8.5pt" fo:font-weight="bold" style:font-name-asian="Segoe UI1" style:font-size-asian="8.5pt" style:font-weight-asian="bold" style:font-name-complex="Segoe UI1" style:font-size-complex="8.5pt" style:font-weight-complex="bold"/>
    </style:style>
    <style:style style:name="P20" style:family="paragraph">
      <style:paragraph-properties fo:margin-left="0.635cm" fo:margin-right="0cm" fo:margin-top="0cm" fo:margin-bottom="0cm" fo:text-indent="0cm" style:text-autospace="none"/>
      <style:text-properties fo:color="#000000" style:font-name="Segoe UI1" fo:font-size="8.5pt" fo:font-weight="bold" style:font-name-asian="Segoe UI1" style:font-size-asian="8.5pt" style:font-weight-asian="bold" style:font-name-complex="Segoe UI1" style:font-size-complex="8.5pt" style:font-weight-complex="bold"/>
    </style:style>
    <style:style style:name="P21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22" style:family="paragraph">
      <style:paragraph-properties fo:margin-left="0.635cm" fo:margin-right="0cm" fo:margin-top="0cm" fo:margin-bottom="0cm" fo:text-indent="-0.635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cc99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3" style:family="text">
      <style:text-properties fo:color="#ffcc99" style:font-name="Segoe UI1" fo:font-size="32pt" fo:text-shadow="1pt 1pt" style:font-name-asian="Segoe UI1" style:font-size-asian="32pt" style:font-name-complex="Segoe UI1" style:font-size-complex="32pt"/>
    </style:style>
    <style:style style:name="T4" style:family="text">
      <style:text-properties fo:color="#ffcc99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7" style:family="text">
      <style:text-properties fo:color="#ffffff" style:font-name="Segoe UI" fo:font-size="26pt" fo:text-shadow="1pt 1pt" style:font-size-asian="26pt" style:font-size-complex="26pt"/>
    </style:style>
    <style:style style:name="T8" style:family="text">
      <style:text-properties fo:color="#ffcc99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9" style:family="text">
      <style:text-properties fo:color="#ffcc99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0" style:family="text">
      <style:text-properties fo:color="#ffcc99" style:font-name="Segoe UI" fo:font-size="32pt" fo:text-shadow="1pt 1pt" fo:font-weight="normal" style:font-size-asian="32pt" style:font-weight-asian="normal" style:font-size-complex="32pt" style:font-weight-complex="normal"/>
    </style:style>
    <style:style style:name="T11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2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3" style:family="text">
      <style:text-properties fo:color="#ffffff" style:font-name="Segoe UI" fo:font-size="32pt" fo:text-shadow="1pt 1pt" fo:font-weight="normal" style:font-name-asian="Segoe UI1" style:font-size-asian="32pt" style:font-weight-asian="bold" style:font-name-complex="Segoe UI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4" draw:layer="layout" svg:width="25.654cm" svg:height="8.693cm" svg:x="1.27cm" svg:y="0.762cm">
          <draw:text-box>
            <text:p text:style-name="P1"><text:span text:style-name="T1">Psalm 29:1–11</text:span></text:p>
            <text:p text:style-name="P2"><text:span text:style-name="T2">1</text:span><text:span text:style-name="T3"> </text:span><text:span text:style-name="T4">Ascribe to the L</text:span><text:span text:style-name="T3">ORD</text:span><text:span text:style-name="T4">, O heavenly</text:span><text:span text:style-name="T4"> beings,</text:span></text:p>
            <text:p text:style-name="P3"><text:span text:style-name="T5"><text:s text:c="6"/></text:span><text:span text:style-name="T5">ascribe to the L</text:span><text:span text:style-name="T6">ORD</text:span><text:span text:style-name="T5"> glo</text:span><text:span text:style-name="T5">ry and strength.</text:span></text:p>
            <text:p text:style-name="P2"><text:span text:style-name="T2">2</text:span><text:span text:style-name="T3"> </text:span><text:span text:style-name="T4">Ascribe to the L</text:span><text:span text:style-name="T3">ORD</text:span><text:span text:style-name="T4"> the glory</text:span><text:span text:style-name="T4"> due his name;</text:span></text:p>
            <text:p text:style-name="P3"><text:span text:style-name="T5"><text:s text:c="6"/></text:span><text:span text:style-name="T5">worship the L</text:span><text:span text:style-name="T6">ORD</text:span><text:span text:style-name="T5"> in the splendor of</text:span><text:span text:style-name="T5"> holiness. </text:span><text:span text:style-name="T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8" draw:layer="layout" svg:width="25.654cm" svg:height="8.981cm" svg:x="1.27cm" svg:y="0.762cm">
          <draw:text-box>
            <text:p text:style-name="P5"><text:span text:style-name="T8">3</text:span><text:span text:style-name="T9"> </text:span><text:span text:style-name="T10">The voice of the L</text:span><text:span text:style-name="T9">ORD</text:span><text:span text:style-name="T10"> is over the waters;</text:span></text:p>
            <text:p text:style-name="P6"><text:span text:style-name="T5"><text:s text:c="6"/></text:span><text:span text:style-name="T5">the God of glory thunders, the L</text:span><text:span text:style-name="T6">ORD</text:span><text:span text:style-name="T5">, over </text:span></text:p>
            <text:p text:style-name="P6"><text:span text:style-name="T5"><text:s text:c="6"/></text:span><text:span text:style-name="T5">many </text:span><text:span text:style-name="T5">waters.</text:span></text:p>
            <text:p text:style-name="P7"><text:span text:style-name="T2">4</text:span><text:span text:style-name="T3"> </text:span><text:span text:style-name="T4">The voice of the L</text:span><text:span text:style-name="T3">ORD</text:span><text:span text:style-name="T4"> is</text:span><text:span text:style-name="T4"> powerful;</text:span></text:p>
            <text:p text:style-name="P6"><text:span text:style-name="T5"><text:s text:c="6"/></text:span><text:span text:style-name="T5">the voice of the L</text:span><text:span text:style-name="T6">ORD</text:span><text:span text:style-name="T5"> is full of</text:span><text:span text:style-name="T5"> majesty. </text:span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4" draw:layer="layout" svg:width="25.654cm" svg:height="6.263cm" svg:x="1.27cm" svg:y="0.762cm">
          <draw:text-box>
            <text:p text:style-name="P10"><text:span text:style-name="T8">5</text:span><text:span text:style-name="T9"> </text:span><text:span text:style-name="T10">The voice of the L</text:span><text:span text:style-name="T9">ORD</text:span><text:span text:style-name="T10"> breaks the cedars;</text:span></text:p>
            <text:p text:style-name="P3"><text:span text:style-name="T5"><text:s text:c="6"/></text:span><text:span text:style-name="T5">the L</text:span><text:span text:style-name="T6">ORD</text:span><text:span text:style-name="T5"> breaks the cedars of</text:span><text:span text:style-name="T5"> Lebanon.</text:span></text:p>
            <text:p text:style-name="P2"><text:span text:style-name="T2">6</text:span><text:span text:style-name="T3"> </text:span><text:span text:style-name="T4">He makes Lebanon to skip like a calf,</text:span></text:p>
            <text:p text:style-name="P3"><text:span text:style-name="T5"><text:s text:c="6"/></text:span><text:span text:style-name="T5">and Sirion like a young</text:span><text:span text:style-name="T5"> wild ox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14" draw:layer="layout" svg:width="25.654cm" svg:height="6.263cm" svg:x="1.27cm" svg:y="0.762cm">
          <draw:text-box>
            <text:p text:style-name="P11"><text:span text:style-name="T8">7</text:span><text:span text:style-name="T9"> </text:span><text:span text:style-name="T10">The voice of the L</text:span><text:span text:style-name="T9">ORD</text:span><text:span text:style-name="T11"> </text:span></text:p>
            <text:p text:style-name="P11"><text:span text:style-name="T12"><text:s text:c="7"/></text:span><text:span text:style-name="T12">flashes forth</text:span><text:span text:style-name="T12"> flames of fire.</text:span></text:p>
            <text:p text:style-name="P12"><text:span text:style-name="T8">8</text:span><text:span text:style-name="T9"> </text:span><text:span text:style-name="T10">The voice of the L</text:span><text:span text:style-name="T9">ORD</text:span><text:span text:style-name="T10"> shakes the wilderness;</text:span><text:span text:style-name="T9"> </text:span></text:p>
            <text:p text:style-name="P13"><text:span text:style-name="T12"><text:s text:c="6"/></text:span><text:span text:style-name="T12">the L</text:span><text:span text:style-name="T11">ORD</text:span><text:span text:style-name="T12"> shakes the wilderness</text:span><text:span text:style-name="T12"> of Kades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18" draw:layer="layout" svg:width="25.654cm" svg:height="7.766cm" svg:x="1.27cm" svg:y="0.762cm">
          <draw:text-box>
            <text:p text:style-name="P15"><text:span text:style-name="T8">9</text:span><text:span text:style-name="T9"> </text:span><text:span text:style-name="T10">The voice of the L</text:span><text:span text:style-name="T9">ORD</text:span><text:span text:style-name="T10"> makes the deer give birth</text:span></text:p>
            <text:p text:style-name="P16"><text:span text:style-name="T10"><text:s/></text:span><text:span text:style-name="T10">and strips the forests bare,</text:span></text:p>
            <text:p text:style-name="P16"><text:span text:style-name="T12"><text:s text:c="6"/></text:span><text:span text:style-name="T12">and in his temple all cry,</text:span><text:span text:style-name="T12"> “Glory!”</text:span></text:p>
            <text:p text:style-name="P17"><text:span text:style-name="T8">10</text:span><text:span text:style-name="T9"> </text:span><text:span text:style-name="T10">The L</text:span><text:span text:style-name="T9">ORD</text:span><text:span text:style-name="T10"> sits enthroned over the flood;</text:span></text:p>
            <text:p text:style-name="P16"><text:span text:style-name="T12"><text:s text:c="7"/></text:span><text:span text:style-name="T12">the L</text:span><text:span text:style-name="T11">ORD</text:span><text:span text:style-name="T12"> sits enthroned as king for</text:span><text:span text:style-name="T12">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14" draw:layer="layout" svg:width="25.654cm" svg:height="4.76cm" svg:x="1.27cm" svg:y="0.762cm">
          <draw:text-box>
            <text:p text:style-name="P11"><text:span text:style-name="T8">11</text:span><text:span text:style-name="T9"> </text:span><text:span text:style-name="T10">May the L</text:span><text:span text:style-name="T9">ORD</text:span><text:span text:style-name="T10"> give strength to his</text:span><text:span text:style-name="T10"> people!</text:span></text:p>
            <text:p text:style-name="P13"><text:span text:style-name="T12"><text:s text:c="7"/></text:span><text:span text:style-name="T12">May the L</text:span><text:span text:style-name="T11">ORD</text:span><text:span text:style-name="T12"> bless his people</text:span><text:span text:style-name="T12"> with peace!</text:span></text:p>
            <text:p text:style-name="P12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22" draw:layer="layout" svg:width="25.654cm" svg:height="7.766cm" svg:x="1.27cm" svg:y="0.762cm">
          <draw:text-box>
            <text:p text:style-name="P19"><text:span text:style-name="T13">C: </text:span><text:span text:style-name="T12">Glory be to the Father and to the Son and to <text:s text:c="2"/></text:span></text:p>
            <text:p text:style-name="P20"><text:span text:style-name="T12"><text:s text:c="2"/></text:span><text:span text:style-name="T12">the Holy Ghost; as it was in the beginning, is </text:span></text:p>
            <text:p text:style-name="P20"><text:span text:style-name="T12"><text:s text:c="2"/></text:span><text:span text:style-name="T12">now, and ever shall be, world without end. <text:s/></text:span></text:p>
            <text:p text:style-name="P20"><text:span text:style-name="T12"><text:s text:c="2"/></text:span><text:span text:style-name="T12">Amen.</text:span></text:p>
            <text:p text:style-name="P21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22:33:39.310000000</meta:creation-date>
    <dc:title>Hymn template</dc:title>
    <meta:editing-duration>PT6M9S</meta:editing-duration>
    <meta:editing-cycles>2</meta:editing-cycles>
    <meta:generator>LibreOffice/4.3.5.2$Windows_x86 LibreOffice_project/3a87456aaa6a95c63eea1c1b3201acedf0751bd5</meta:generator>
    <meta:initial-creator>Arthur Hoch</meta:initial-creator>
    <dc:date>2015-01-09T22:50:10.966000000</dc:date>
    <dc:creator>Arthur Hoch</dc:creator>
    <meta:document-statistic meta:object-count="42"/>
    <meta:template xlink:type="simple" xlink:actuate="onRequest" xlink:title="Hymn template" xlink:href="../../AppData/Roaming/LibreOffice/4/user/template/Worship%20Templsates/Hymn%20template.otp" meta:date="2015-01-09T22:33:39.014000000"/>
  </office:meta>
</office:document-meta>
</file>